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text-properties officeooo:paragraph-rsid="0077fdf3"/>
    </style:style>
    <style:style style:name="P7" style:family="paragraph" style:parent-style-name="First_20_line_20_indent" style:master-page-name="First_20_Page">
      <style:paragraph-properties style:page-number="auto"/>
      <style:text-properties fo:font-weight="bold" officeooo:paragraph-rsid="0077fdf3" style:font-weight-asian="bold" style:font-weight-complex="bold"/>
    </style:style>
    <style:style style:name="P8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Тестовое задание (стажировка)</text:p>
      <text:p text:style-name="P6"/>
      <text:p text:style-name="P6">Установить Astra Linux 1.7/1.8 на виртуалку. Дистрибутив можно скачать из личного кабинета через регистрацию тут: https://dev.astragroup.ru/</text:p>
      <text:p text:style-name="P6">Обновиться до последней версии.</text:p>
      <text:p text:style-name="P6">Установить из нашего репозитория QtCreator и пакет qtbase5-examples (pyqt5-examples для Python из Debian).</text:p>
      <text:p text:style-name="P6">Открыть проект examples/widgets/itemviews/dirview (examples/itemviews/dirview.py для Python)</text:p>
      <text:p text:style-name="P6">Сделать стартовой директорией домашнюю директорию текущего пользователя. То есть того пользователя что запускает утилиту.</text:p>
      <text:p text:style-name="P6">Отображать файлы, папки, в том числе и скрытые.</text:p>
      <text:p text:style-name="P6">Добавить QLineEdit виджет, который использовать для фильтрации по именам файлов и папок.</text:p>
      <text:p text:style-name="P6">Желательно: добавить столбец "Размер папки" или переопределить текущий ("Размер"), где для каждой папки будет отображена кнопка «Обновить», по нажатию на которую необходимо определить и отобразить размер папки в этой же ячейке, рядом или вместо кнопки.</text:p>
      <text:p text:style-name="P6">Задание можно выполнять на C++ или Python. Пришлите готовый код (ссылку на git) и скриншот приложения. 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0:58:45.530291088</meta:creation-date>
    <dc:title>Default</dc:title>
    <meta:editing-cycles>3</meta:editing-cycles>
    <meta:editing-duration>PT56S</meta:editing-duration>
    <meta:generator>LibreOffice/7.5.6.2$Linux_X86_64 LibreOffice_project/50$Build-2</meta:generator>
    <dc:date>2024-09-25T14:38:38.976908997</dc:date>
    <meta:document-statistic meta:table-count="1" meta:image-count="0" meta:object-count="0" meta:page-count="1" meta:paragraph-count="20" meta:word-count="150" meta:character-count="1095" meta:non-whitespace-character-count="964"/>
  </office:meta>
</office:document-meta>
</file>